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768"/>
    </style:style>
    <style:style style:name="P2" style:family="paragraph" style:parent-style-name="Standard">
      <style:text-properties officeooo:rsid="000279e1" officeooo:paragraph-rsid="000279e1"/>
    </style:style>
    <style:style style:name="P3" style:family="paragraph" style:parent-style-name="Standard">
      <style:text-properties officeooo:rsid="00040cb8" officeooo:paragraph-rsid="00040cb8"/>
    </style:style>
    <style:style style:name="P4" style:family="paragraph" style:parent-style-name="Standard">
      <style:text-properties officeooo:paragraph-rsid="00040cb8"/>
    </style:style>
    <style:style style:name="P5" style:family="paragraph" style:parent-style-name="Standard">
      <style:text-properties officeooo:rsid="0004cd10" officeooo:paragraph-rsid="0004cd10"/>
    </style:style>
    <style:style style:name="T1" style:family="text">
      <style:text-properties officeooo:rsid="00040cb8"/>
    </style:style>
    <style:style style:name="T2" style:family="text">
      <style:text-properties officeooo:rsid="0004a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fina abstracción.</text:p>
      <text:p text:style-name="P1">2. Explique las dos definiciones de encapsulación (encapsulación y ocultamiento de la información).</text:p>
      <text:p text:style-name="P1">3. Defina cada nivel de ocultamiento de la programación orientada a objetos.</text:p>
      <text:p text:style-name="P1">4. ¿Qué es la encapsulación con respecto a la abstracción?</text:p>
      <text:p text:style-name="P1"/>
      <text:p text:style-name="P1"/>
      <text:p text:style-name="P1"/>
      <text:p text:style-name="P4"><text:span text:style-name="T1">1- Una abstraccion se enfoca en la vision externa de un objeto, separa el comportamiento especifico de un objeto.</text:span></text:p>
      <text:p text:style-name="P3"/>
      <text:p text:style-name="P2">2- La encapsulacion se encarga de mantener ocultos los procesos internos que necesita para hacer lo que sea que haga, dandole al programador acceso solo a lo que necesita.</text:p>
      <text:p text:style-name="P2"/>
      <text:p text:style-name="P2">Se denomica encapsulamiento al ocultamiento del estado, es decir, de los datos miembro de un objeto de manera que solo se pueda cambiar mediante las operaciones definidas para ese objeto.</text:p>
      <text:p text:style-name="P2"/>
      <text:p text:style-name="P2">3-Publido, todos pueden accdeder a los datos o metodos de una clase que se definen con este nivel, este es el nivel mas bajo, esto es lo que tu quieres que la parte externa vea.</text:p>
      <text:p text:style-name="P2"/>
      <text:p text:style-name="P2">Protegido, Podemos decir que estas no son de acceso publico, solamente son accecibles dentro de una clase y por subclase.</text:p>
      <text:p text:style-name="P2"/>
      <text:p text:style-name="P2">Privado: en este nivel se puede declarar miembros accesibles solo para la propia clase.</text:p>
      <text:p text:style-name="P2"/>
      <text:p text:style-name="P5">4-Significa que un grupo de propiedades, metodos y otros miembros relacionados se tratan como una sola unidad u obje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22T20:43:00.820000000</dc:date>
    <meta:editing-duration>PT13M23S</meta:editing-duration>
    <meta:editing-cycles>4</meta:editing-cycles>
    <meta:document-statistic meta:table-count="0" meta:image-count="0" meta:object-count="0" meta:page-count="1" meta:paragraph-count="11" meta:word-count="204" meta:character-count="1230" meta:non-whitespace-character-count="1037"/>
  </office:meta>
</office:document-meta>
</file>